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f5c" officeooo:paragraph-rsid="00016f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jfdkhj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09:59:04.954000000</meta:creation-date>
    <dc:date>2015-12-07T09:59:26.141000000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5.0.0.5$Windows_x86 LibreOffice_project/1b1a90865e348b492231e1c451437d7a15bb262b</meta:generator>
  </office:meta>
</office:document-meta>
</file>